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Encabezado">
      <style:paragraph-properties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Normal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style:font-weight-complex="bold"/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weight-complex="bold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Normal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12" style:family="paragraph" style:parent-style-name="Normal">
      <style:text-properties fo:font-size="11pt" style:font-size-asian="11pt" style:font-size-complex="11pt" style:font-weight-complex="bold"/>
    </style:style>
    <style:style style:name="P13" style:family="paragraph" style:parent-style-name="Normal">
      <style:paragraph-properties fo:margin-left="1.251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break-before="page"/>
    </style:style>
    <style:style style:name="P15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>
      <style:text-properties style:font-weight-complex="bold"/>
    </style:style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6"/>
    <style:style style:name="P22" style:family="paragraph" style:parent-style-name="Standard" style:list-style-name="L7"/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ad32" officeooo:paragraph-rsid="0017ad32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25" style:family="paragraph" style:parent-style-name="Standard">
      <style:text-properties fo:font-weight="normal" officeooo:rsid="0017cac1" officeooo:paragraph-rsid="0017cac1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e48e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6" style:family="text">
      <style:text-properties style:language-asian="es" style:country-asian="ES" style:language-complex="ar" style:country-complex="SA"/>
    </style:style>
    <style:style style:name="T7" style:family="text">
      <style:text-properties officeooo:rsid="0017ad32"/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4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4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4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4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4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5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5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5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5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5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6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6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6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6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6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7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7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7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7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7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7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1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1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1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loext:num-list-format="%2%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_5f_CharLFO2LVL3" loext:num-list-format="%3%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space-before="10.79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area <text:span text:style-name="T7">1</text:span> – UD6</text:p>
      <text:p text:style-name="P24">PRIMERA API REST</text:p>
      <text:p text:style-name="P3"/>
      <text:p text:style-name="P3"/>
      <text:p text:style-name="P4">Apartado 1.- API REST con Json-server:</text:p>
      <text:p text:style-name="P4"/>
      <text:p text:style-name="P25">GET lista entidades: <text:span text:style-name="T3">código retorno 200 ok</text:span></text:p>
      <text:p text:style-name="P25"><text:span text:style-name="T3"/></text:p>
      <text:p text:style-name="P25"><text:span text:style-name="T3"/></text:p>
      <text:p text:style-name="P25"/>
      <text:p text:style-name="P25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3" style:display-name="WW_CharLFO7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">
      <style:paragraph-properties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0.728cm" fo:margin-left="2cm" fo:margin-right="2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1.7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Desarrollo Web Entorno Servidor TEMA 6<text:tab/><text:tab/>Arancha Chicharro</text:p>
      </style:header>
      <style:footer>
        <text:p text:style-name="MP2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via</meta:initial-creator>
    <meta:creation-date>2024-01-22T14:07:00Z</meta:creation-date>
    <dc:date>2024-01-23T11:48:37.190919433</dc:date>
    <meta:editing-cycles>16</meta:editing-cycles>
    <meta:editing-duration>PT3H44M44S</meta:editing-duration>
    <meta:document-statistic meta:table-count="0" meta:image-count="0" meta:object-count="0" meta:page-count="1" meta:paragraph-count="6" meta:word-count="28" meta:character-count="168" meta:non-whitespace-character-count="144"/>
    <meta:template xlink:type="simple" xlink:actuate="onRequest" xlink:title="" xlink:href="../Reto0-UD6/Reto0-UD6.odt/Normal.dotm"/>
  </office:meta>
</office:document-meta>
</file>